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5.783cm" fo:min-width="14.423cm" loext:decorative="false"/>
      <style:paragraph-properties style:writing-mode="lr-tb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655cm" fo:min-width="2.99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3cm" svg:height="6.033cm" svg:x="3.857cm" svg:y="5.127cm">
          <text:p text:style-name="P1">TOP_I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1.905cm" svg:x="7.35cm" svg:y="7.032cm">
          <text:p text:style-name="P1">P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1.905cm" svg:x="11.477cm" svg:y="7.032cm">
          <text:p text:style-name="P1">B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1:05:49.461555043</meta:creation-date>
    <dc:date>2024-12-31T11:08:24.543395682</dc:date>
    <meta:editing-duration>PT2M36S</meta:editing-duration>
    <meta:editing-cycles>1</meta:editing-cycles>
    <meta:document-statistic meta:object-count="3"/>
    <meta:generator>LibreOffice/24.2.7.2$Linux_X86_64 LibreOffice_project/420$Build-2</meta:generator>
  </office:meta>
</office:document-meta>
</file>